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1da" officeooo:paragraph-rsid="001931da"/>
    </style:style>
    <style:style style:name="P2" style:family="paragraph" style:parent-style-name="Standard">
      <style:text-properties officeooo:rsid="001931da" officeooo:paragraph-rsid="001ae5f2"/>
    </style:style>
    <style:style style:name="P3" style:family="paragraph" style:parent-style-name="Text_20_body">
      <style:text-properties officeooo:paragraph-rsid="001ae5f2"/>
    </style:style>
    <style:style style:name="P4" style:family="paragraph" style:parent-style-name="Text_20_body">
      <style:text-properties officeooo:rsid="001ae5f2" officeooo:paragraph-rsid="001ae5f2"/>
    </style:style>
    <style:style style:name="P5" style:family="paragraph" style:parent-style-name="Text_20_body">
      <style:text-properties officeooo:rsid="001c0642" officeooo:paragraph-rsid="001c0642"/>
    </style:style>
    <style:style style:name="T1" style:family="text">
      <style:text-properties officeooo:rsid="001931da"/>
    </style:style>
    <style:style style:name="T2" style:family="text">
      <style:text-properties officeooo:rsid="001ae5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5f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y:<text:line-break/><text:line-break/><text:span text:style-name="T3">Title</text:span>: Software Developer, Full stack, Java, Python, C#, DataBases, JavaScript | Medellin</text:p>
      <text:p text:style-name="P1"/>
      <text:p text:style-name="P4"><text:span text:style-name="T3">A</text:span> <text:span text:style-name="T3">cerca</text:span> <text:span text:style-name="T3">de: </text:span><text:span text:style-name="T1">Soy un desarrollador de software de 18 años con base en Medellín, Colombia, apasionado por construir aplicaciones web que resuelven problemas reales — desde la interfaz hasta la base de datos.</text:span></text:p>
      <text:p text:style-name="P3"><text:span text:style-name="Strong_20_Emphasis">Con qué trabajo:</text:span> <text:s/>Front-End: HTML, CSS, JavaScript, Tailwind CSS <text:s/>- Back-End: Node.js, Java, C#, Python - Bases de datos: PostgreSQL, SQL..., modelado de datos, migración de Excel a BD - <text:s/>Herramientas: Git, GitHub, APIs REST, VS Code, Postman</text:p>
      <text:p text:style-name="P3"><text:span text:style-name="Strong_20_Emphasis">Lo que he construido:</text:span> <text:s/>Plataforma web full stack de aprendizaje QA con cursos adaptativos, laboratorio interactivo y generación automática de reportes en PDF - Servicio de API REST con arquitectura limpia, estructura modular y endpoints documentados - Herramienta de migración de Excel a PostgreSQL con validación de datos y registro de errores - Sistemas de gestión de estructuras de datos en Java (POO, listas enlazadas, pilas, colas)</text:p>
      <text:p text:style-name="P3">Estoy abierto a oportunidades como desarrollador junior en empresas de tecnología en Medellín <text:span text:style-name="T2">o en empresas extranjeras donde hablen ingles o español (soy B1),</text:span> Traigo aprendizaje rápido, bases sólidas y las ganas de crecer dentro de un equipo de ingeniería serio.</text:p>
      <text:p text:style-name="P3"><text:span text:style-name="T4">Experiencia</text:span><text:span text:style-name="T2">: <text:s/></text:span>Actualmente curso Ingeniería en Sistemas en el ITM (semestre 4) y completé un año de entrenamiento intensivo en desarrollo de software en Riwi, donde trabajé en proyectos reales bajo estándares profesionales desde el primer día.</text:p>
      <text:p text:style-name="P3"><text:span text:style-name="T4">Educacion</text:span><text:span text:style-name="T2">: Fui coder en Riwi, centro de entrenamiento por un año, soy estudiante de ingenieria en sistemas en el ITM, y estudio tecnologia en desarrollo de software. </text:span></text:p>
      <text:p text:style-name="P5">=======================================================================</text:p>
      <text:p text:style-name="P5"><text:span text:style-name="Strong_20_Emphasis">Headline: </text:span>Software Developer, Full stack, Java, Python, C#, DataBases, JavaScript | Medellin.</text:p>
      <text:p text:style-name="Text_20_body"><text:span text:style-name="Strong_20_Emphasis">About</text:span> <text:span text:style-name="Strong_20_Emphasis">me</text:span>: I’m an 18-year-old software developer based in Medellín, Colombia, passionate about building web applications that solve real-world problems—from the user interface to the database.</text:p>
      <text:p text:style-name="Text_20_body">What I work with: Front-End: HTML, CSS, JavaScript, Tailwind CSS - Back-End: Node.js, Java, C#, Python - Databases: PostgreSQL, SQL..., data modeling, Excel-to-database migration - Tools: Git, GitHub, REST APIs, VS Code, Postman.</text:p>
      <text:p text:style-name="Text_20_body"> What I’ve built: Full-stack QA learning web platform with adaptive courses, interactive lab, and automatic PDF report generation - REST API service with clean architecture, modular structure, and documented endpoints - Excel-to-PostgreSQL migration tool with data validation and error logging - Data structure management systems in Java (POO, linked lists, stacks, queues).</text:p>
      <text:p text:style-name="Text_20_body"> I am open to opportunities as a junior developer at tech companies in Medellín or at international companies where English or Spanish is spoken (I am B1 level). I bring quick learning, a solid foundation, and a desire to grow within a serious engineering team.</text:p>
      <text:p text:style-name="Text_20_body"><text:span text:style-name="Strong_20_Emphasis">Experience</text:span>: I am currently pursuing a degree in Systems Engineering at ITM (4th semester) and completed a year of intensive software development training at Riwi, where I worked on real-world projects under professional standards from day one. </text:p>
      <text:p text:style-name="Text_20_body"><text:soft-page-break/><text:span text:style-name="Strong_20_Emphasis">Education</text:span>: I worked as a coder at Riwi, a training center, for a year; I am a systems engineering student at ITM; and I am studying software development technology. 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4:08:42.054784403</meta:creation-date>
    <dc:date>2026-04-23T14:39:58.899270417</dc:date>
    <meta:editing-duration>PT5M18S</meta:editing-duration>
    <meta:editing-cycles>1</meta:editing-cycles>
    <meta:document-statistic meta:table-count="0" meta:image-count="0" meta:object-count="0" meta:page-count="2" meta:paragraph-count="15" meta:word-count="491" meta:character-count="3281" meta:non-whitespace-character-count="2794"/>
    <meta:generator>LibreOffice/24.2.7.2$Linux_X86_64 LibreOffice_project/420$Build-2</meta:generator>
  </office:meta>
</office:document-meta>
</file>